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" style:font-name-complex="Calibri" fo:font-size="12pt" style:font-size-asian="12pt" style:font-size-complex="12pt"/>
    </style:style>
    <style:style style:name="P2" style:parent-style-name="Normal" style:family="paragraph">
      <style:paragraph-properties fo:text-align="center"/>
      <style:text-properties style:font-name="Calibri" style:font-name-complex="Calibri" fo:font-size="12pt" style:font-size-asian="12pt" style:font-size-complex="12pt"/>
    </style:style>
    <style:style style:name="P3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4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5" style:parent-style-name="Normal" style:family="paragraph">
      <style:paragraph-properties style:line-height-at-least="0.1979in" fo:background-color="#FFFFFE"/>
    </style:style>
    <style:style style:name="T6" style:parent-style-name="Zadanifontodlomka" style:family="text">
      <style:text-properties style:font-name="Calibri" style:font-name-complex="Calibri" fo:font-size="12pt" style:font-size-asian="12pt" style:font-size-complex="12pt"/>
    </style:style>
    <style:style style:name="T7" style:parent-style-name="Zadanifontodlomka" style:family="text">
      <style:text-properties style:font-name="Calibri" style:font-name-complex="Calibri" fo:font-size="12pt" style:font-size-asian="12pt" style:font-size-complex="12pt"/>
    </style:style>
    <style:style style:name="T8" style:parent-style-name="Zadanifontodlomka" style:family="text">
      <style:text-properties style:font-name="Calibri" style:font-name-complex="Calibri" fo:font-size="12pt" style:font-size-asian="12pt" style:font-size-complex="12pt"/>
    </style:style>
    <style:style style:name="T9" style:parent-style-name="Zadanifontodlomka" style:family="text">
      <style:text-properties style:font-name="Calibri" style:font-name-asian="Times New Roman" style:font-name-complex="Calibri" fo:color="#0000FF" fo:font-size="12pt" style:font-size-asian="12pt" style:font-size-complex="12pt" style:language-asian="hr" style:country-asian="HR"/>
    </style:style>
    <style:style style:name="T10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11" style:parent-style-name="Zadanifontodlomka" style:family="text">
      <style:text-properties style:font-name="Calibri" style:font-name-asian="Times New Roman" style:font-name-complex="Calibri" fo:color="#DD0000" fo:font-size="12pt" style:font-size-asian="12pt" style:font-size-complex="12pt" style:language-asian="hr" style:country-asian="HR"/>
    </style:style>
    <style:style style:name="T12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13" style:parent-style-name="Zadanifontodlomka" style:family="text">
      <style:text-properties style:font-name="Calibri" style:font-name-asian="Times New Roman" style:font-name-complex="Calibri" fo:color="#A31515" fo:font-size="12pt" style:font-size-asian="12pt" style:font-size-complex="12pt" style:language-asian="hr" style:country-asian="HR"/>
    </style:style>
    <style:style style:name="T14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P15" style:parent-style-name="Normal" style:family="paragraph">
      <style:paragraph-properties style:line-height-at-least="0.1979in" fo:background-color="#FFFFFE"/>
    </style:style>
    <style:style style:name="T16" style:parent-style-name="Zadanifontodlomka" style:family="text">
      <style:text-properties style:font-name="Calibri" style:font-name-complex="Calibri" fo:font-size="12pt" style:font-size-asian="12pt" style:font-size-complex="12pt"/>
    </style:style>
    <style:style style:name="T17" style:parent-style-name="Zadanifontodlomka" style:family="text">
      <style:text-properties style:font-name="Calibri" style:font-name-asian="Times New Roman" style:font-name-complex="Calibri" fo:color="#001188" fo:font-size="12pt" style:font-size-asian="12pt" style:font-size-complex="12pt" style:language-asian="hr" style:country-asian="HR"/>
    </style:style>
    <style:style style:name="T18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19" style:parent-style-name="Zadanifontodlomka" style:family="text">
      <style:text-properties style:font-name="Calibri" style:font-name-asian="Times New Roman" style:font-name-complex="Calibri" fo:color="#0000FF" fo:font-size="12pt" style:font-size-asian="12pt" style:font-size-complex="12pt" style:language-asian="hr" style:country-asian="HR"/>
    </style:style>
    <style:style style:name="T20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21" style:parent-style-name="Zadanifontodlomka" style:family="text">
      <style:text-properties style:font-name="Calibri" style:font-name-asian="Times New Roman" style:font-name-complex="Calibri" fo:color="#DD0000" fo:font-size="12pt" style:font-size-asian="12pt" style:font-size-complex="12pt" style:language-asian="hr" style:country-asian="HR"/>
    </style:style>
    <style:style style:name="T22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23" style:parent-style-name="Zadanifontodlomka" style:family="text">
      <style:text-properties style:font-name="Calibri" style:font-name-asian="Times New Roman" style:font-name-complex="Calibri" fo:color="#A31515" fo:font-size="12pt" style:font-size-asian="12pt" style:font-size-complex="12pt" style:language-asian="hr" style:country-asian="HR"/>
    </style:style>
    <style:style style:name="T24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P25" style:parent-style-name="Normal" style:family="paragraph">
      <style:paragraph-properties style:line-height-at-least="0.1979in" fo:background-color="#FFFFFE"/>
    </style:style>
    <style:style style:name="T26" style:parent-style-name="Zadanifontodlomka" style:family="text">
      <style:text-properties style:font-name="Calibri" style:font-name-complex="Calibri" fo:font-size="12pt" style:font-size-asian="12pt" style:font-size-complex="12pt"/>
    </style:style>
    <style:style style:name="T27" style:parent-style-name="Zadanifontodlomka" style:family="text">
      <style:text-properties style:font-name="Calibri" style:font-name-complex="Calibri" fo:font-size="12pt" style:font-size-asian="12pt" style:font-size-complex="12pt"/>
    </style:style>
    <style:style style:name="T28" style:parent-style-name="Zadanifontodlomka" style:family="text">
      <style:text-properties style:font-name="Calibri" style:font-name-complex="Calibri" fo:font-size="12pt" style:font-size-asian="12pt" style:font-size-complex="12pt"/>
    </style:style>
    <style:style style:name="T29" style:parent-style-name="Zadanifontodlomka" style:family="text">
      <style:text-properties style:font-name="Calibri" style:font-name-asian="Times New Roman" style:font-name-complex="Calibri" fo:color="#383838" fo:font-size="12pt" style:font-size-asian="12pt" style:font-size-complex="12pt" style:language-asian="hr" style:country-asian="HR"/>
    </style:style>
    <style:style style:name="T30" style:parent-style-name="Zadanifontodlomka" style:family="text">
      <style:text-properties style:font-name="Calibri" style:font-name-asian="Times New Roman" style:font-name-complex="Calibri" fo:color="#800000" fo:font-size="12pt" style:font-size-asian="12pt" style:font-size-complex="12pt" style:language-asian="hr" style:country-asian="HR"/>
    </style:style>
    <style:style style:name="T31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32" style:parent-style-name="Zadanifontodlomka" style:family="text">
      <style:text-properties style:font-name="Calibri" style:font-name-asian="Times New Roman" style:font-name-complex="Calibri" fo:color="#FF0000" fo:font-size="12pt" style:font-size-asian="12pt" style:font-size-complex="12pt" style:language-asian="hr" style:country-asian="HR"/>
    </style:style>
    <style:style style:name="T33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34" style:parent-style-name="Zadanifontodlomka" style:family="text">
      <style:text-properties style:font-name="Calibri" style:font-name-asian="Times New Roman" style:font-name-complex="Calibri" fo:color="#0451A5" fo:font-size="12pt" style:font-size-asian="12pt" style:font-size-complex="12pt" style:language-asian="hr" style:country-asian="HR"/>
    </style:style>
    <style:style style:name="T35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36" style:parent-style-name="Zadanifontodlomka" style:family="text">
      <style:text-properties style:font-name="Calibri" style:font-name-asian="Times New Roman" style:font-name-complex="Calibri" fo:color="#FF0000" fo:font-size="12pt" style:font-size-asian="12pt" style:font-size-complex="12pt" style:language-asian="hr" style:country-asian="HR"/>
    </style:style>
    <style:style style:name="T37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38" style:parent-style-name="Zadanifontodlomka" style:family="text">
      <style:text-properties style:font-name="Calibri" style:font-name-asian="Times New Roman" style:font-name-complex="Calibri" fo:color="#0451A5" fo:font-size="12pt" style:font-size-asian="12pt" style:font-size-complex="12pt" style:language-asian="hr" style:country-asian="HR"/>
    </style:style>
    <style:style style:name="T39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40" style:parent-style-name="Zadanifontodlomka" style:family="text">
      <style:text-properties style:font-name="Calibri" style:font-name-asian="Times New Roman" style:font-name-complex="Calibri" fo:color="#FF0000" fo:font-size="12pt" style:font-size-asian="12pt" style:font-size-complex="12pt" style:language-asian="hr" style:country-asian="HR"/>
    </style:style>
    <style:style style:name="T41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42" style:parent-style-name="Zadanifontodlomka" style:family="text">
      <style:text-properties style:font-name="Calibri" style:font-name-asian="Times New Roman" style:font-name-complex="Calibri" fo:color="#0451A5" fo:font-size="12pt" style:font-size-asian="12pt" style:font-size-complex="12pt" style:language-asian="hr" style:country-asian="HR"/>
    </style:style>
    <style:style style:name="T43" style:parent-style-name="Zadanifontodlomka" style:family="text">
      <style:text-properties style:font-name="Calibri" style:font-name-asian="Times New Roman" style:font-name-complex="Calibri" fo:color="#383838" fo:font-size="12pt" style:font-size-asian="12pt" style:font-size-complex="12pt" style:language-asian="hr" style:country-asian="HR"/>
    </style:style>
    <style:style style:name="P44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45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46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47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48" style:parent-style-name="Normal" style:family="paragraph">
      <style:paragraph-properties style:vertical-align="auto" fo:margin-bottom="0in" fo:line-height="100%"/>
      <style:text-properties fo:hyphenate="true"/>
    </style:style>
    <style:style style:name="T49" style:parent-style-name="Zadanifontodlomka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hr" style:country-asian="HR"/>
    </style:style>
    <style:style style:name="T50" style:parent-style-name="Zadanifontodlomka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hr" style:country-asian="HR"/>
    </style:style>
    <style:style style:name="T51" style:parent-style-name="Zadanifontodlomka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hr" style:country-asian="HR"/>
    </style:style>
    <style:style style:name="P52" style:parent-style-name="Normal" style:family="paragraph">
      <style:paragraph-properties style:vertical-align="auto" fo:margin-bottom="0in" fo:line-height="100%" fo:background-color="#FFFFFF"/>
      <style:text-properties style:font-name="Calibri" style:font-name-asian="Times New Roman" style:font-name-complex="Calibri" fo:color="#222222" fo:font-size="12pt" style:font-size-asian="12pt" style:font-size-complex="12pt" style:language-asian="hr" style:country-asian="HR" fo:hyphenate="true"/>
    </style:style>
    <style:style style:name="P53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54" style:parent-style-name="Normal" style:family="paragraph">
      <style:text-properties style:font-name="Calibri" style:font-name-complex="Calibri" fo:color="#222222" fo:font-size="12pt" style:font-size-asian="12pt" style:font-size-complex="12pt" fo:background-color="#FFFFFF"/>
    </style:style>
    <style:style style:name="P55" style:parent-style-name="Normal" style:family="paragraph">
      <style:text-properties style:font-name="Calibri" style:font-name-complex="Calibri" fo:color="#222222" fo:font-size="12pt" style:font-size-asian="12pt" style:font-size-complex="12pt" fo:background-color="#FFFFFF"/>
    </style:style>
    <style:style style:name="T56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  <style:style style:name="T57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  <style:style style:name="T58" style:parent-style-name="Zadanifontodlomka" style:family="text">
      <style:text-properties style:font-name="Calibri" style:font-name-complex="Calibri" fo:color="#222222" fo:font-size="12pt" style:font-size-asian="12pt" style:font-size-complex="12pt"/>
    </style:style>
    <style:style style:name="T59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  <style:style style:name="T60" style:parent-style-name="Zadanifontodlomka" style:family="text">
      <style:text-properties style:font-name="Calibri" style:font-name-complex="Calibri" fo:font-weight="bold" style:font-weight-asian="bold" style:font-weight-complex="bold" fo:color="#E00000" fo:font-size="12pt" style:font-size-asian="12pt" style:font-size-complex="12pt" fo:background-color="#FFFFFE"/>
    </style:style>
    <style:style style:name="T61" style:parent-style-name="Zadanifontodlomka" style:family="text">
      <style:text-properties style:font-name="Calibri" style:font-name-complex="Calibri" fo:color="#000000" fo:font-size="12pt" style:font-size-asian="12pt" style:font-size-complex="12pt" fo:background-color="#FFFFFE"/>
    </style:style>
    <style:style style:name="T62" style:parent-style-name="Zadanifontodlomka" style:family="text">
      <style:text-properties style:font-name="Calibri" style:font-name-complex="Calibri" fo:color="#A31515" fo:font-size="12pt" style:font-size-asian="12pt" style:font-size-complex="12pt" fo:background-color="#FFFFFE"/>
    </style:style>
    <style:style style:name="T63" style:parent-style-name="Zadanifontodlomka" style:family="text">
      <style:text-properties style:font-name="Calibri" style:font-name-complex="Calibri" fo:color="#000000" fo:font-size="12pt" style:font-size-asian="12pt" style:font-size-complex="12pt" fo:background-color="#FFFFFE"/>
    </style:style>
    <style:style style:name="T64" style:parent-style-name="Zadanifontodlomka" style:family="text">
      <style:text-properties style:font-name="Calibri" style:font-name-complex="Calibri" fo:color="#A31515" fo:font-size="12pt" style:font-size-asian="12pt" style:font-size-complex="12pt" fo:background-color="#FFFFFE"/>
    </style:style>
    <style:style style:name="T65" style:parent-style-name="Zadanifontodlomka" style:family="text">
      <style:text-properties style:font-name="Calibri" style:font-name-complex="Calibri" fo:font-weight="bold" style:font-weight-asian="bold" style:font-weight-complex="bold" fo:color="#E00000" fo:font-size="12pt" style:font-size-asian="12pt" style:font-size-complex="12pt" fo:background-color="#FFFFFE"/>
    </style:style>
    <style:style style:name="T66" style:parent-style-name="Zadanifontodlomka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hr" style:country-asian="HR"/>
    </style:style>
    <style:style style:name="T67" style:parent-style-name="Zadanifontodlomka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hr" style:country-asian="HR"/>
    </style:style>
    <style:style style:name="T68" style:parent-style-name="Zadanifontodlomka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hr" style:country-asian="HR"/>
    </style:style>
    <style:style style:name="T69" style:parent-style-name="Zadanifontodlomka" style:family="text">
      <style:text-properties style:font-name="Calibri" style:font-name-asian="Times New Roman" style:font-name-complex="Calibri" fo:color="#222222" fo:font-size="12pt" style:font-size-asian="12pt" style:font-size-complex="12pt" style:language-asian="hr" style:country-asian="HR"/>
    </style:style>
    <style:style style:name="T70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71" style:parent-style-name="Zadanifontodlomka" style:family="text">
      <style:text-properties style:font-name="Calibri" style:font-name-asian="Times New Roman" style:font-name-complex="Calibri" fo:color="#A31515" fo:font-size="12pt" style:font-size-asian="12pt" style:font-size-complex="12pt" style:language-asian="hr" style:country-asian="HR"/>
    </style:style>
    <style:style style:name="T72" style:parent-style-name="Zadanifontodlomka" style:family="text">
      <style:text-properties style:font-name="Calibri" style:font-name-asian="Times New Roman" style:font-name-complex="Calibri" fo:color="#000000" fo:font-size="12pt" style:font-size-asian="12pt" style:font-size-complex="12pt" style:language-asian="hr" style:country-asian="HR"/>
    </style:style>
    <style:style style:name="T73" style:parent-style-name="Zadanifontodlomka" style:family="text"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hr" style:country-asian="HR"/>
    </style:style>
    <style:style style:name="P74" style:parent-style-name="Normal" style:family="paragraph">
      <style:paragraph-properties style:vertical-align="auto" fo:margin-bottom="0in" style:line-height-at-least="0.1979in" fo:background-color="#FFFFFE"/>
      <style:text-properties style:font-name="Calibri" style:font-name-complex="Calibri" fo:font-size="12pt" style:font-size-asian="12pt" style:font-size-complex="12pt" fo:hyphenate="true"/>
    </style:style>
    <style:style style:name="P75" style:parent-style-name="Normal" style:family="paragraph">
      <style:paragraph-properties style:vertical-align="auto" fo:margin-bottom="0in" style:line-height-at-least="0.1979in" fo:background-color="#FFFFFE"/>
      <style:text-properties fo:hyphenate="true"/>
    </style:style>
    <style:style style:name="T76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  <style:style style:name="T77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  <style:style style:name="T78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  <style:style style:name="P79" style:parent-style-name="Normal" style:family="paragraph">
      <style:paragraph-properties style:vertical-align="auto" fo:margin-bottom="0in" style:line-height-at-least="0.1979in" fo:background-color="#FFFFFE"/>
      <style:text-properties style:font-name="Calibri" style:font-name-complex="Calibri" fo:font-size="12pt" style:font-size-asian="12pt" style:font-size-complex="12pt" fo:hyphenate="true"/>
    </style:style>
    <style:style style:name="P80" style:parent-style-name="Normal" style:family="paragraph">
      <style:paragraph-properties style:vertical-align="auto" fo:margin-bottom="0in" style:line-height-at-least="0.1979in" fo:background-color="#FFFFFE"/>
      <style:text-properties fo:hyphenate="true"/>
    </style:style>
    <style:style style:name="T81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  <style:style style:name="T82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  <style:style style:name="P83" style:parent-style-name="Normal" style:family="paragraph">
      <style:text-properties style:font-name="Calibri" style:font-name-complex="Calibri" fo:color="#222222" fo:font-size="12pt" style:font-size-asian="12pt" style:font-size-complex="12pt" fo:background-color="#FFFFFF"/>
    </style:style>
    <style:style style:name="T84" style:parent-style-name="Zadanifontodlomka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hr" style:country-asian="HR"/>
    </style:style>
    <style:style style:name="T85" style:parent-style-name="Zadanifontodlomka" style:family="text">
      <style:text-properties style:font-name="Calibri" style:font-name-asian="Times New Roman" style:font-name-complex="Calibri" fo:color="#222222" fo:font-size="12pt" style:font-size-asian="12pt" style:font-size-complex="12pt" fo:background-color="#FFFFFF" style:language-asian="hr" style:country-asian="HR"/>
    </style:style>
    <style:style style:name="P8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7" style:parent-style-name="Zadanifontodlomka" style:family="text">
      <style:text-properties style:font-name="Calibri" style:font-name-asian="Times New Roman" style:font-name-complex="Calibri" fo:color="#D4D4D4" fo:font-size="12pt" style:font-size-asian="12pt" style:font-size-complex="12pt" style:language-asian="hr" style:country-asian="HR"/>
    </style:style>
    <style:style style:name="T88" style:parent-style-name="Zadanifontodlomka" style:family="text">
      <style:text-properties style:font-name="Calibri" style:font-name-asian="Times New Roman" style:font-name-complex="Calibri" fo:color="#4EC9B0" fo:font-size="12pt" style:font-size-asian="12pt" style:font-size-complex="12pt" style:language-asian="hr" style:country-asian="HR"/>
    </style:style>
    <style:style style:name="T89" style:parent-style-name="Zadanifontodlomka" style:family="text">
      <style:text-properties style:font-name="Calibri" style:font-name-asian="Times New Roman" style:font-name-complex="Calibri" fo:color="#D4D4D4" fo:font-size="12pt" style:font-size-asian="12pt" style:font-size-complex="12pt" style:language-asian="hr" style:country-asian="HR"/>
    </style:style>
    <style:style style:name="T90" style:parent-style-name="Zadanifontodlomka" style:family="text">
      <style:text-properties style:font-name="Calibri" style:font-name-asian="Times New Roman" style:font-name-complex="Calibri" fo:color="#DCDCAA" fo:font-size="12pt" style:font-size-asian="12pt" style:font-size-complex="12pt" style:language-asian="hr" style:country-asian="HR"/>
    </style:style>
    <style:style style:name="T91" style:parent-style-name="Zadanifontodlomka" style:family="text">
      <style:text-properties style:font-name="Calibri" style:font-name-asian="Times New Roman" style:font-name-complex="Calibri" fo:color="#D4D4D4" fo:font-size="12pt" style:font-size-asian="12pt" style:font-size-complex="12pt" style:language-asian="hr" style:country-asian="HR"/>
    </style:style>
    <style:style style:name="T92" style:parent-style-name="Zadanifontodlomka" style:family="text">
      <style:text-properties style:font-name="Calibri" style:font-name-asian="Times New Roman" style:font-name-complex="Calibri" fo:color="#CE9178" fo:font-size="12pt" style:font-size-asian="12pt" style:font-size-complex="12pt" style:language-asian="hr" style:country-asian="HR"/>
    </style:style>
    <style:style style:name="T93" style:parent-style-name="Zadanifontodlomka" style:family="text">
      <style:text-properties style:font-name="Calibri" style:font-name-asian="Times New Roman" style:font-name-complex="Calibri" fo:color="#D4D4D4" fo:font-size="12pt" style:font-size-asian="12pt" style:font-size-complex="12pt" style:language-asian="hr" style:country-asian="HR"/>
    </style:style>
    <style:style style:name="P94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T95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  <style:style style:name="T96" style:parent-style-name="Zadanifontodlomka" style:family="text">
      <style:text-properties style:font-name="Calibri" style:font-name-complex="Calibri" fo:color="#222222" fo:font-size="12pt" style:font-size-asian="12pt" style:font-size-complex="12pt" fo:background-color="#FFFFFF"/>
    </style:style>
  </office:automatic-styles>
  <office:body>
    <office:text text:use-soft-page-breaks="true">
      <text:p text:style-name="P1">UPLOAD LARAVEL APP TO SHARED HOSTING!</text:p>
      <text:p text:style-name="P2"/>
      <text:p text:style-name="P3">1 U htdocs stavljaš cijelu aplikaciju<text:s/></text:p>
      <text:p text:style-name="P4">2 iz publica od appa vadiš indeks.php i htacces i stavljaš ih van u hdcos</text:p>
      <text:p text:style-name="P5"><text:span text:style-name="T6">3. mjenjaš indeks.php-u da ova dva reda budu ovakva:</text:span><text:span text:style-name="T7"><text:line-break/></text:span><text:span text:style-name="T8"><text:tab/></text:span><text:span text:style-name="T9">require</text:span><text:span text:style-name="T10"><text:s/></text:span><text:span text:style-name="T11">__DIR__</text:span><text:span text:style-name="T12">.</text:span><text:span text:style-name="T13">'/vendor/autoload.php'</text:span><text:span text:style-name="T14">;</text:span></text:p>
      <text:p text:style-name="P15"><text:span text:style-name="T16"><text:tab/></text:span><text:span text:style-name="T17">$app</text:span><text:span text:style-name="T18"><text:s/>=<text:s/></text:span><text:span text:style-name="T19">require_once</text:span><text:span text:style-name="T20"><text:s/></text:span><text:span text:style-name="T21">__DIR__</text:span><text:span text:style-name="T22">.</text:span><text:span text:style-name="T23">'/bootstrap/app.php'</text:span><text:span text:style-name="T24">;</text:span></text:p>
      <text:p text:style-name="P25"><text:span text:style-name="T26">4. u masteru, kod asseta moraš dodati „public“ npr.</text:span><text:span text:style-name="T27"><text:line-break/></text:span><text:span text:style-name="T28"><text:tab/></text:span><text:span text:style-name="T29">&lt;</text:span><text:span text:style-name="T30">link</text:span><text:span text:style-name="T31"><text:s/></text:span><text:span text:style-name="T32">href</text:span><text:span text:style-name="T33">=</text:span><text:span text:style-name="T34">"{{asset('public/css/MAIN_page.css')}}"</text:span><text:span text:style-name="T35"><text:s/></text:span><text:span text:style-name="T36">rel</text:span><text:span text:style-name="T37">=</text:span><text:span text:style-name="T38">"stylesheet"</text:span><text:span text:style-name="T39"><text:s/></text:span><text:span text:style-name="T40">type</text:span><text:span text:style-name="T41">=</text:span><text:span text:style-name="T42">"text/css"</text:span><text:span text:style-name="T43">/&gt;</text:span></text:p>
      <text:p text:style-name="P44"/>
      <text:p text:style-name="P45">5. export import baze i<text:s/>promijeniš u env-u to isto<text:s/></text:p>
      <text:p text:style-name="P46">6. u cssu dodat public/</text:p>
      <text:p text:style-name="P47">7. prilagoditi i u viewvima dodati svugdje public gdje si zvao iz baze</text:p>
      <text:p text:style-name="P48"><text:span text:style-name="T49">8.<text:s/></text:span><text:span text:style-name="T50">Sweeta alert prilagodba </text:span><text:span text:style-name="T51">-</text:span></text:p>
      <text:p text:style-name="P52">moraš otići u views, vendor, sweetaalert i tamo gdje su dva polja asset tu moraš dodati public na<text:s/>početku</text:p>
      <text:p text:style-name="P53"/>
      <text:p text:style-name="P54">9.<text:s/>u bazi za svaki primari key u svakoj tabeli dodaj ručno auto incramented</text:p>
      <text:p text:style-name="P55">10.<text:s/>pazi na veliko i malo slovo u kontrolerima, mora biti pod špagu isto </text:p>
      <text:p text:style-name="Normal"><text:span text:style-name="T56">11.<text:s/></text:span><text:span text:style-name="T57">iz svg ova ukloniti prvi red</text:span><text:span text:style-name="T58"><text:line-break/></text:span><text:span text:style-name="T59">"</text:span><text:span text:style-name="T60">&lt;?</text:span><text:span text:style-name="T61">xml version=</text:span><text:span text:style-name="T62">"1.0"</text:span><text:span text:style-name="T63"><text:s/>encoding=</text:span><text:span text:style-name="T64">"iso-8859-1"</text:span><text:span text:style-name="T65">?&gt;"</text:span></text:p>
      <text:p text:style-name="Normal"><text:span text:style-name="T66">12.<text:s/></text:span><text:span text:style-name="T67">dodaj u chat all<text:s/></text:span><text:span text:style-name="T68">funkciju da ti database s meessigima radi ovakav raw statmetnt </text:span><text:span text:style-name="T69"><text:line-break/></text:span><text:span text:style-name="T70">DB::raw(</text:span><text:span text:style-name="T71">"(SELECT count(is_read) FROM messages WHERE is_read = 0 ) as unread"</text:span><text:span text:style-name="T72">))<text:s/></text:span><text:span text:style-name="T73">to radi online falio ti je uvjet FROM, za razliku od localhosta gdje radi i bez toga</text:span></text:p>
      <text:p text:style-name="P74"/>
      <text:p text:style-name="P75"><text:span text:style-name="T76">13.<text:s/></text:span><text:span text:style-name="T77">u chatu css,<text:s/></text:span><text:span text:style-name="T78">preimenuj u nesto drugo jer je riječ chat na ovom serveru zabranjena</text:span></text:p>
      <text:p text:style-name="P79"/>
      <text:p text:style-name="P80"><text:span text:style-name="T81">14. U</text:span><text:span text:style-name="T82"><text:s/>message controleru u getmessages, dodaš na varijablu onu veliku koja vraća poruke, -&gt;oredeBy(messages.created_at , 'asc')</text:span></text:p>
      <text:p text:style-name="P83">15.<text:s/>ako hoces da ti se pojave crveni onaj prozorić za poruke staviš "get" ne first u običnom controleru prva metoda</text:p>
      <text:p text:style-name="Normal"><text:span text:style-name="T84">16.<text:s/></text:span><text:span text:style-name="T85">stavi oba da budu </text:span></text:p>
      <text:p text:style-name="P86"><text:span text:style-name="T87"> </text:span><text:span text:style-name="T88">DB</text:span><text:span text:style-name="T89">::</text:span><text:span text:style-name="T90">raw</text:span><text:span text:style-name="T91">(</text:span><text:span text:style-name="T92">"(SELECT count(null)) as unread"</text:span><text:span text:style-name="T93">)) bude ipak oke s tim<text:s/></text:span></text:p>
      <text:p text:style-name="P94"/>
      <text:p text:style-name="Normal"><text:span text:style-name="T95">17.<text:s/></text:span><text:span text:style-name="T96">u bazi u većinu tablica staviti auto inc trea ruč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Odlomakpopisa" style:display-name="Odlomak popis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N SABLJO</meta:initial-creator>
    <dc:creator>MARIN SABLJO</dc:creator>
    <meta:creation-date>2021-02-05T17:16:00Z</meta:creation-date>
    <dc:date>2021-03-11T19:39:00Z</dc:date>
    <meta:template xlink:href="Normal" xlink:type="simple"/>
    <meta:editing-cycles>8</meta:editing-cycles>
    <meta:editing-duration>PT7680S</meta:editing-duration>
    <meta:document-statistic meta:page-count="2" meta:paragraph-count="3" meta:word-count="250" meta:character-count="1672" meta:row-count="11" meta:non-whitespace-character-count="1425"/>
  </office:meta>
</office:document-meta>
</file>